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Linux Libertine" svg:font-family="'Linux Libertine', Georgia, Times, 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b6823" officeooo:paragraph-rsid="000b6823"/>
    </style:style>
    <style:style style:name="P2" style:family="paragraph" style:parent-style-name="Standard" style:list-style-name="L1">
      <style:text-properties style:text-underline-style="none" officeooo:rsid="000b6823" officeooo:paragraph-rsid="000b6823"/>
    </style:style>
    <style:style style:name="P3" style:family="paragraph" style:parent-style-name="Standard" style:list-style-name="L1">
      <style:text-properties style:text-underline-style="none" officeooo:rsid="000c9df0" officeooo:paragraph-rsid="000c4d1e"/>
    </style:style>
    <style:style style:name="P4" style:family="paragraph" style:parent-style-name="Standard" style:list-style-name="L1">
      <style:text-properties style:text-underline-style="none" officeooo:rsid="000cf3d8" officeooo:paragraph-rsid="000cf3d8"/>
    </style:style>
    <style:style style:name="P5" style:family="paragraph" style:parent-style-name="Standard" style:list-style-name="L1">
      <style:text-properties style:text-underline-style="none" officeooo:rsid="000d7cca" officeooo:paragraph-rsid="000d7cca"/>
    </style:style>
    <style:style style:name="P6" style:family="paragraph" style:parent-style-name="Standard" style:list-style-name="L1">
      <style:text-properties style:text-underline-style="none" officeooo:rsid="000e4451" officeooo:paragraph-rsid="000e4451"/>
    </style:style>
    <style:style style:name="P7" style:family="paragraph" style:parent-style-name="Standard">
      <style:text-properties style:text-underline-style="none" officeooo:rsid="000e4451" officeooo:paragraph-rsid="000e4451"/>
    </style:style>
    <style:style style:name="P8" style:family="paragraph" style:parent-style-name="Standard">
      <style:text-properties style:text-underline-style="none" officeooo:rsid="000e62fe" officeooo:paragraph-rsid="000e62fe"/>
    </style:style>
    <style:style style:name="P9" style:family="paragraph" style:parent-style-name="Standard" style:list-style-name="L2">
      <style:text-properties style:text-underline-style="none" officeooo:rsid="000e62fe" officeooo:paragraph-rsid="000e62fe"/>
    </style:style>
    <style:style style:name="P10" style:family="paragraph" style:parent-style-name="Standard" style:list-style-name="L2">
      <style:text-properties style:text-underline-style="none" officeooo:rsid="000e62fe" officeooo:paragraph-rsid="000e888f"/>
    </style:style>
    <style:style style:name="P11" style:family="paragraph" style:parent-style-name="Standard">
      <style:text-properties style:text-underline-style="none" officeooo:rsid="000e62fe" officeooo:paragraph-rsid="0010527b"/>
    </style:style>
    <style:style style:name="P12" style:family="paragraph" style:parent-style-name="Standard">
      <style:text-properties style:text-underline-style="none" officeooo:rsid="001328f5" officeooo:paragraph-rsid="001328f5"/>
    </style:style>
    <style:style style:name="P13" style:family="paragraph" style:parent-style-name="Standard" style:list-style-name="L2">
      <style:text-properties officeooo:paragraph-rsid="000fed61"/>
    </style:style>
    <style:style style:name="P14" style:family="paragraph" style:parent-style-name="Standard" style:list-style-name="L3">
      <style:text-properties officeooo:paragraph-rsid="000e62fe"/>
    </style:style>
    <style:style style:name="P15" style:family="paragraph" style:parent-style-name="Standard" style:list-style-name="L2">
      <style:text-properties officeooo:rsid="000fed61" officeooo:paragraph-rsid="000fed61"/>
    </style:style>
    <style:style style:name="P16" style:family="paragraph" style:parent-style-name="Standard" style:list-style-name="L3">
      <style:text-properties officeooo:rsid="0010527b" officeooo:paragraph-rsid="0010527b"/>
    </style:style>
    <style:style style:name="P17" style:family="paragraph" style:parent-style-name="Standard" style:list-style-name="L3">
      <style:text-properties officeooo:rsid="0010527b" officeooo:paragraph-rsid="0012262d"/>
    </style:style>
    <style:style style:name="P18" style:family="paragraph" style:parent-style-name="Standard" style:list-style-name="L2">
      <style:text-properties officeooo:rsid="001328f5" officeooo:paragraph-rsid="001328f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e62fe"/>
    </style:style>
    <style:style style:name="T3" style:family="text">
      <style:text-properties style:text-underline-style="none" officeooo:rsid="000fed61"/>
    </style:style>
    <style:style style:name="T4" style:family="text">
      <style:text-properties fo:font-size="12pt" fo:language="en" fo:country="non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officeooo:rsid="001052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8.2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7.6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7.0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6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-5.7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-5.0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-4.4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635cm" fo:margin-left="-3.8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fo:text-indent="-0.635cm" fo:margin-left="-3.19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635cm" fo:margin-left="-2.55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:</text:p>
      <text:p text:style-name="P1"/>
      <text:list xml:id="list3312085853574920575" text:style-name="L1">
        <text:list-item>
          <text:p text:style-name="P2"><text:a xlink:type="simple" xlink:href="http://www.kimballgroup.com/data-warehouse-business-intelligence-resources/kimball-techniques/dimensional-modeling-techniques/star-schema-olap-cube/">http://www.kimballgroup.com/data-warehouse-business-intelligence-resources/kimball-techniques/dimensional-modeling-techniques/star-schema-olap-cube/</text:a> (para ver que mas se puede agregar a la estructura de la clase y como se relaciona el modelo dimensional con OLAP)</text:p>
        </text:list-item>
        <text:list-item>
          <text:p text:style-name="P2"><text:a xlink:type="simple" xlink:href="http://docs.oracle.com/cd/E11882_01/olap.112/e17123/overview.htm#OLAUG100">http://docs.oracle.com/cd/E11882_01/olap.112/e17123/overview.htm#OLAUG100</text:a> (para ver que mas se puede agregar a la estructura de la clase)</text:p>
        </text:list-item>
        <text:list-item>
          <text:p text:style-name="P3"><text:a xlink:type="simple" xlink:href="http://ecomputernotes.com/database-system/adv-database/online-analytical-processing">http://ecomputernotes.com/database-system/adv-database/online-analytical-processing</text:a> (características OLAP)</text:p>
        </text:list-item>
        <text:list-item>
          <text:p text:style-name="P4">Libro Data Warehousing S. Nagabhushana (reglas de Codd)</text:p>
        </text:list-item>
        <text:list-item>
          <text:p text:style-name="P5"><text:a xlink:type="simple" xlink:href="http://www.gestion.uco.es/gestion/datawarehouse/doc/m_usuario/07000_olap.pdf">http://www.gestion.uco.es/gestion/datawarehouse/doc/m_usuario/07000_olap.pdf</text:a> (nos puede servir para hacer una comparación entre ROLAP y MOLAP)</text:p>
        </text:list-item>
        <text:list-item>
          <text:p text:style-name="P6"><text:a xlink:type="simple" xlink:href="http://blog.databrewery.org/posts/how-to-hierarchies-levels-and-drilling-down.html">http://blog.databrewery.org/posts/how-to-hierarchies-levels-and-drilling-down.html</text:a> (para ver información sobre jerarquías)</text:p>
        </text:list-item>
      </text:list>
      <text:p text:style-name="P7"/>
      <text:p text:style-name="P8">Obs:</text:p>
      <text:p text:style-name="P11"><text:span text:style-name="T6">Tanto p</text:span>ara el libro Data Warehousing OLAP and DM, <text:span text:style-name="T6">como </text:span>Data Mining Concepts, <text:span text:style-name="T6">Models and Techniques, los</text:span> número<text:span text:style-name="T6">s</text:span> de páginas corresponden a los <text:s/>números de páginas físicas.</text:p>
      <text:p text:style-name="P12">Para el libro OLAP Solutions, los números de páginas NO son físicos.</text:p>
      <text:p text:style-name="P8"/>
      <text:list xml:id="list1157670499229704325" text:style-name="L3">
        <text:list-item>
          <text:p text:style-name="P14"><text:span text:style-name="T2">Breve repaso:</text:span></text:p>
          <text:list>
            <text:list-item>
              <text:p text:style-name="P14"><text:span text:style-name="T2">Data Warehousing OLAP and DM,</text:span></text:p>
              <text:list>
                <text:list-item>
                  <text:p text:style-name="P14"><text:span text:style-name="T2">WHAT ARE THE TECHNOLOGIES INVOLVED?, pag. 78-79.</text:span></text:p>
                </text:list-item>
                <text:list-item>
                  <text:p text:style-name="P14"><text:span text:style-name="T2">ADVANTAGES OF DIMENSIONAL MODELING, pag. 174-175.</text:span></text:p>
                </text:list-item>
              </text:list>
            </text:list-item>
            <text:list-item>
              <text:p text:style-name="P16"><text:span text:style-name="T2">Data Mining Concepts, </text:span><text:span text:style-name="T1">Models and Techniques (en definiciones),</text:span></text:p>
              <text:list>
                <text:list-item>
                  <text:p text:style-name="P17"><text:span text:style-name="T1">OLAP, pag. 138.</text:span></text:p>
                </text:list-item>
              </text:list>
            </text:list-item>
          </text:list>
        </text:list-item>
        <text:list-item>
          <text:p text:style-name="P17"><text:span text:style-name="T2">¿Qué es OLAP?:</text:span></text:p>
        </text:list-item>
      </text:list>
      <text:list xml:id="list7216406825702211489" text:style-name="L2">
        <text:list-item>
          <text:list>
            <text:list-item>
              <text:p text:style-name="P10">Data Warehousing OLAP and DM,</text:p>
              <text:list>
                <text:list-item>
                  <text:p text:style-name="P9">WHAT IS OLAP?, pag. 203-205.</text:p>
                </text:list-item>
              </text:list>
            </text:list-item>
          </text:list>
        </text:list-item>
        <text:list-item>
          <text:p text:style-name="P10">Reglas de CODD:</text:p>
          <text:list>
            <text:list-item>
              <text:p text:style-name="P10">Data Warehousing OLAP and DM,</text:p>
              <text:list>
                <text:list-item>
                  <text:p text:style-name="P9">THE CODD RULES AND FEATURES, pag. 205-209.</text:p>
                </text:list-item>
              </text:list>
            </text:list-item>
          </text:list>
        </text:list-item>
        <text:list-item>
          <text:p text:style-name="P9">Jerarquías: …</text:p>
        </text:list-item>
        <text:list-item>
          <text:p text:style-name="P9">Agregaciones:</text:p>
          <text:list>
            <text:list-item>
              <text:p text:style-name="P9">Data Warehousing OLAP and DM,</text:p>
              <text:list>
                <text:list-item>
                  <text:p text:style-name="P9">AGGREGATES OR SUMMARIES, pag. 171-172.</text:p>
                </text:list-item>
              </text:list>
            </text:list-item>
            <text:list-item>
              <text:p text:style-name="P13"><text:span text:style-name="T3">Wikipedia,</text:span></text:p>
              <text:list>
                <text:list-item>
                  <text:p text:style-name="P13"><text:span text:style-name="T4">Aggregate (data warehouse): </text:span><text:a xlink:type="simple" xlink:href="http://en.wikipedia.org/wiki/Aggregate_%28data_warehouse%29"><text:span text:style-name="T3">http://en.wikipedia.org/wiki/Aggregate_%28data_warehouse%29</text:span></text:a></text:p>
                </text:list-item>
              </text:list>
            </text:list-item>
            <text:list-item>
              <text:p text:style-name="P13"><text:span text:style-name="T5">Mondrian Documentation:</text:span></text:p>
              <text:list>
                <text:list-item>
                  <text:p text:style-name="P13"><text:a xlink:type="simple" xlink:href="http://mondrian.pentaho.com/documentation/aggregate_tables.php"><text:span text:style-name="T3">http://mondrian.pentaho.com/documentation/aggregate_tables.php</text:span></text:a></text:p>
                </text:list-item>
              </text:list>
            </text:list-item>
          </text:list>
        </text:list-item>
        <text:list-item>
          <text:p text:style-name="P15"><text:span text:style-name="T1">Hipercubo:</text:span></text:p>
          <text:list>
            <text:list-item>
              <text:p text:style-name="P18"><text:span text:style-name="T1">OLAP Solutions,</text:span></text:p>
              <text:list>
                <text:list-item>
                  <text:p text:style-name="P18"><text:span text:style-name="T1">Thinking Clearly in N Dimensions, pag. 74. ...</text:span></text:p>
                </text:list-item>
              </text:list>
            </text:list-item>
          </text:list>
        </text:list-item>
      </text:list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Linux Libertine" svg:font-family="'Linux Libertine', Georgia, Times, 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4-09T20:42:24.071139732</meta:creation-date>
    <dc:date>2015-04-23T19:20:13.800966049</dc:date>
    <meta:editing-duration>PT15M47S</meta:editing-duration>
    <meta:editing-cycles>12</meta:editing-cycles>
    <meta:generator>LibreOffice/4.1.3.2$Linux_X86_64 LibreOffice_project/410m0$Build-2</meta:generator>
    <meta:document-statistic meta:table-count="0" meta:image-count="0" meta:object-count="0" meta:page-count="1" meta:paragraph-count="33" meta:word-count="227" meta:character-count="1822" meta:non-whitespace-character-count="1655"/>
  </office:meta>
</office:document-meta>
</file>